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ff99" draw:textarea-horizontal-align="justify" draw:textarea-vertical-align="middle" draw:auto-grow-height="false" draw:shadow="hidden"/>
    </style:style>
    <style:style style:name="gr6" style:family="graphic" style:parent-style-name="standard">
      <style:graphic-properties draw:fill="solid" draw:fill-color="#e6e64c" draw:textarea-horizontal-align="justify" draw:textarea-vertical-align="middle" draw:auto-grow-height="false" draw:shadow="hidden"/>
    </style:style>
    <style:style style:name="gr7" style:family="graphic" style:parent-style-name="standard">
      <style:graphic-properties draw:fill="solid" draw:fill-color="#b3b300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8cm" svg:height="1.7cm" svg:x="0cm" svg:y="0cm">
          <text:p text:style-name="P1">'header_navigation'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1.7cm" svg:x="0cm" svg:y="26.3cm">
          <text:p text:style-name="P1">'copyright'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5cm" svg:height="24.6cm" svg:x="0cm" svg:y="1.7cm">
          <text:p text:style-name="P1">'sidebar_</text:p>
          <text:p text:style-name="P1">navigation'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4cm" svg:height="24.6cm" svg:x="23.6cm" svg:y="1.7cm">
          <text:p text:style-name="P1">'additional'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9.1cm" svg:height="4.9cm" svg:x="4.5cm" svg:y="11.9cm">
          <text:p text:style-name="P1">content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6cm" svg:height="9.5cm" svg:x="20cm" svg:y="16.8cm">
          <text:p text:style-name="P1">'additonal_</text:p>
          <text:p text:style-name="P1">after_</text:p>
          <text:p text:style-name="P1">content'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6cm" svg:height="10.2cm" svg:x="20cm" svg:y="1.7cm">
          <text:p text:style-name="P1">'additonal_</text:p>
          <text:p text:style-name="P1">before_</text:p>
          <text:p text:style-name="P1">content'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5.5cm" svg:height="1.5cm" svg:x="4.5cm" svg:y="1.7cm">
          <text:p text:style-name="P1">before_content_hook_befor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5.5cm" svg:height="1.5cm" svg:x="4.5cm" svg:y="10.4cm">
          <text:p text:style-name="P1">before_content_hook_after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5.5cm" svg:height="1.5cm" svg:x="4.5cm" svg:y="16.8cm">
          <text:p text:style-name="P1">after_content_hook_before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5.5cm" svg:height="1.6cm" svg:x="4.5cm" svg:y="24.7cm">
          <text:p text:style-name="P1">after_content_hook_after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3cm" svg:height="7.2cm" svg:x="4.5cm" svg:y="3.2cm">
          <text:p text:style-name="P1">'before_</text:p>
          <text:p text:style-name="P1">content_</text:p>
          <text:p text:style-name="P1">left'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3cm" svg:height="7.2cm" svg:x="9.8cm" svg:y="3.2cm">
          <text:p text:style-name="P1">'before_</text:p>
          <text:p text:style-name="P1">content_</text:p>
          <text:p text:style-name="P1">middle'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9cm" svg:height="7.2cm" svg:x="15.1cm" svg:y="3.2cm">
          <text:p text:style-name="P1">'before_</text:p>
          <text:p text:style-name="P1">content_</text:p>
          <text:p text:style-name="P1">left'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3cm" svg:height="6.4cm" svg:x="4.5cm" svg:y="18.3cm">
          <text:p text:style-name="P1">'after_</text:p>
          <text:p text:style-name="P1">content_</text:p>
          <text:p text:style-name="P1">left'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3cm" svg:height="6.4cm" svg:x="9.8cm" svg:y="18.3cm">
          <text:p text:style-name="P1">'after_</text:p>
          <text:p text:style-name="P1">content_</text:p>
          <text:p text:style-name="P1">middle'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9cm" svg:height="6.4cm" svg:x="15.1cm" svg:y="18.3cm">
          <text:p text:style-name="P1">'after_</text:p>
          <text:p text:style-name="P1">content_</text:p>
          <text:p text:style-name="P1">left'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oris Kelm</meta:initial-creator>
    <meta:creation-date>2013-05-25T19:25:54</meta:creation-date>
    <dc:date>2013-05-25T19:41:05</dc:date>
    <dc:creator>Doris Kelm</dc:creator>
    <meta:editing-duration>P0D</meta:editing-duration>
    <meta:editing-cycles>1</meta:editing-cycles>
    <meta:document-statistic meta:object-count="17"/>
    <meta:generator>LibreOffice/3.5$Linux_x86 LibreOffice_project/350m1$Build-2</meta:generator>
  </office:meta>
</office:document-meta>
</file>